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6.4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martVanBox_20_1.0.0_20_-_20_Tool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martVanBox 1.0.0 - Tool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Case's Tool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ool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Exampl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3D Printer</text:p>
          </table:table-cell>
          <table:table-cell table:style-name="ce3" office:value-type="string" calcext:value-type="string">
            <text:p>support for breakou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inze rimozione breakou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aglierino rimozione breakou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Uncino rimozione breakou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W 3D Printe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Hardware's Tool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ool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Exampl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orbici/Spellafili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aldatore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tagno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acciaviti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Pinze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W Flashing SD Card</text:p>
          </table:table-cell>
          <table:table-cell table:number-columns-repeated="1023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martVanBox_20_1.0.0_20_-_20_Tools" style:display-name="PageStyle_SmartVanBox 1.0.0 - Tool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" meta:object-count="0"/>
    <meta:generator>LibreOfficeDev/6.0.5.2$Linux_X86_64 LibreOffice_project/</meta:generator>
  </office:meta>
</office:document-meta>
</file>